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F4000001F4239622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80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803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.54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61cm"/>
    </style:style>
    <style:style style:name="co1" style:family="table-column">
      <style:table-column-properties style:column-width="12.59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family="'Gentium Book Basic'" style:font-pitch="variabl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PT Sans'" style:font-style-name="Regular" style:font-family-generic="swiss" style:font-pitch="variable" fo:font-size="32pt"/>
    </style:style>
    <style:style style:name="P4" style:family="paragraph">
      <style:paragraph-properties fo:text-align="end"/>
    </style:style>
    <style:style style:name="P5" style:family="paragraph">
      <style:text-properties fo:font-family="'PT Sans'" style:font-family-generic="swiss" style:font-pitch="variable"/>
    </style:style>
    <style:style style:name="P6" style:family="paragraph">
      <style:paragraph-properties fo:text-align="start"/>
      <style:text-properties fo:font-family="'PT Sans'" style:font-family-generic="swiss" style:font-pitch="variable" fo:font-weight="bold" style:font-weight-asian="bold" style:font-weight-complex="bold"/>
    </style:style>
    <style:style style:name="P7" style:family="paragraph">
      <style:text-properties fo:font-family="'PT Sans'" style:font-family-generic="swiss" style:font-pitch="variable"/>
    </style:style>
    <style:style style:name="T1" style:family="text">
      <style:text-properties fo:font-family="'Gentium Book Basic'" style:font-pitch="variable" fo:font-weight="bold" style:font-weight-asian="bold" style:font-weight-complex="bold"/>
    </style:style>
    <style:style style:name="T2" style:family="text">
      <style:text-properties fo:font-family="'PT Sans'" style:font-style-name="Regular" style:font-family-generic="swiss" style:font-pitch="variable"/>
    </style:style>
    <style:style style:name="T3" style:family="text">
      <style:text-properties fo:font-family="'PT Sans'" style:font-family-generic="swiss" style:font-pitch="variable"/>
    </style:style>
    <style:style style:name="T4" style:family="text">
      <style:text-properties fo:font-family="'PT Sans'" style:font-family-generic="swiss" style:font-pitch="variable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/>
    </style:style>
    <style:style style:name="T7" style:family="text">
      <style:text-properties style:text-line-through-style="none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352cm" svg:height="2.452cm" svg:x="5.334cm" svg:y="2.215cm" presentation:class="title" presentation:user-transformed="true">
          <draw:text-box>
            <text:p><text:span text:style-name="T1">Introduction to Clojure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Eric Normand</text:span></text:p>
            <text:p text:style-name="P2"><text:span text:style-name="T2">October 11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1.265cm" svg:height="2.452cm" svg:x="5.334cm" svg:y="2.215cm" presentation:class="title" presentation:user-transformed="true">
          <draw:text-box>
            <text:p><text:span text:style-name="T1">Short History of Lisp</text:span>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</text:list>
            <text:p text:style-name="P2"><text:span text:style-name="T3">“</text:span><text:span text:style-name="T3">The greatest single programming language ever designed.”</text:span></text:p>
            <text:list text:continue-numbering="true" text:style-name="L2">
              <text:list-item>
                <text:list>
                  <text:list-header>
                    <text:p text:style-name="P4"><text:span text:style-name="T3">– </text:span><text:span text:style-name="T3">Alan Kay, 2003 <text:s text:c="8"/></text:span></text:p>
                  </text:list-header>
                </text:list>
                <text:p text:style-name="P2"><text:span text:style-name="T3"/></text:p>
              </text:list-item>
            </text:list>
            <text:p text:style-name="P2"><text:span text:style-name="T4">Recursive Functions of Symbolic Expressions and Their Computation by Machine, Part I</text:span></text:p>
            <text:list text:continue-numbering="true" text:style-name="L2">
              <text:list-item>
                <text:list>
                  <text:list-header>
                    <text:p text:style-name="P4"><text:span text:style-name="T3">– </text:span><text:span text:style-name="T3">John McCarthy, 196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1.265cm" svg:height="2.452cm" svg:x="5.334cm" svg:y="2.343cm" presentation:class="title" presentation:user-transformed="true">
          <draw:text-box>
            <text:p>Characteristics of Lis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inimal syntax</text:p>
                <text:list>
                  <text:list-item>
                    <text:p>Parentheses</text:p>
                  </text:list-item>
                  <text:list-item>
                    <text:p>Prefix (Polish) notation</text:p>
                  </text:list-item>
                </text:list>
              </text:list-item>
              <text:list-item>
                <text:p>Linked Lists (<text:span text:style-name="T5">LIS</text:span>t <text:span text:style-name="T5">P</text:span>rocessing)</text:p>
              </text:list-item>
              <text:list-item>
                <text:p>Garbage Collection</text:p>
              </text:list-item>
              <text:list-item>
                <text:p>Dynamically compiled</text:p>
              </text:list-item>
              <text:list-item>
                <text:p>Functional</text:p>
              </text:list-item>
              <text:list-item>
                <text:p>Structured</text:p>
              </text:list-item>
              <text:list-item>
                <text:p>Homoiconic</text:p>
              </text:list-item>
              <text:list-item>
                <text:p>Man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1.265cm" svg:height="2.452cm" svg:x="5.334cm" svg:y="2.343cm" presentation:class="title" presentation:user-transformed="true">
          <draw:text-box>
            <text:p>Two Major Dialec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heme</text:p>
                <text:list>
                  <text:list-item>
                    <text:p>Academic</text:p>
                  </text:list-item>
                  <text:list-item>
                    <text:p>Minimal</text:p>
                  </text:list-item>
                  <text:list-item>
                    <text:p>50 page specification</text:p>
                  </text:list-item>
                </text:list>
              </text:list-item>
              <text:list-item>
                <text:p>Common Lisp</text:p>
                <text:list>
                  <text:list-item>
                    <text:p>Commercial</text:p>
                  </text:list-item>
                  <text:list-item>
                    <text:p>Standardization committee</text:p>
                  </text:list-item>
                  <text:list-item>
                    <text:p>~1000 page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1.265cm" svg:height="2.452cm" svg:x="5.334cm" svg:y="2.343cm" presentation:class="title" presentation:user-transformed="true">
          <draw:text-box>
            <text:p>Enter Cloju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ich Hickey, creator</text:p>
              </text:list-item>
              <text:list-item>
                <text:p>Released 2007</text:p>
              </text:list-item>
              <text:list-item>
                <text:p>Compiles to JVM + <text:span text:style-name="T6">CLR</text:span></text:p>
              </text:list-item>
              <text:list-item>
                <text:p><text:span text:style-name="T7">Clojure is a Modern Lisp</text:span></text:p>
                <text:list>
                  <text:list-item>
                    <text:p><text:span text:style-name="T7">Fresh start</text:span></text:p>
                  </text:list-item>
                  <text:list-item>
                    <text:p><text:span text:style-name="T7">Persistent data structures</text:span></text:p>
                  </text:list-item>
                  <text:list-item>
                    <text:p><text:span text:style-name="T7">Literal syntax</text:span></text:p>
                  </text:list-item>
                  <text:list-item>
                    <text:p><text:span text:style-name="T7">Concurrency primitives</text:span></text:p>
                  </text:list-item>
                  <text:list-item>
                    <text:p><text:span text:style-name="T7">Inspiration from other languages</text:span></text:p>
                  </text:list-item>
                  <text:list-item>
                    <text:p><text:span text:style-name="T7">Practical for modern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1.265cm" svg:height="2.452cm" svg:x="5.334cm" svg:y="2.343cm" presentation:class="title" presentation:user-transformed="true">
          <draw:text-box>
            <text:p>Enter Cloju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ich Hickey, creator</text:p>
              </text:list-item>
              <text:list-item>
                <text:p>Released 2007</text:p>
              </text:list-item>
              <text:list-item>
                <text:p>Compiles to JVM + <text:span text:style-name="T6">CLR</text:span></text:p>
              </text:list-item>
              <text:list-item>
                <text:p><text:span text:style-name="T7">Clojure is a Modern Lisp</text:span></text:p>
                <text:list>
                  <text:list-item>
                    <text:p><text:span text:style-name="T7">Fresh start</text:span></text:p>
                  </text:list-item>
                  <text:list-item>
                    <text:p><text:span text:style-name="T7">Persistent data structures</text:span></text:p>
                  </text:list-item>
                  <text:list-item>
                    <text:p><text:span text:style-name="T7">Literal syntax</text:span></text:p>
                  </text:list-item>
                  <text:list-item>
                    <text:p><text:span text:style-name="T7">Concurrency primitives</text:span></text:p>
                  </text:list-item>
                  <text:list-item>
                    <text:p><text:span text:style-name="T7">Inspiration from other languages</text:span></text:p>
                  </text:list-item>
                  <text:list-item>
                    <text:p><text:span text:style-name="T7">Pragmat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1.265cm" svg:height="2.452cm" svg:x="5.334cm" svg:y="2.216cm" presentation:class="title" presentation:user-transformed="true">
          <draw:text-box>
            <text:p>Time for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/>
            <text:p/>
            <text:p/>
            <text:p>Follow along</text:p>
            <text:p>tryclj.com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1.265cm" svg:height="3.506cm" svg:x="5.334cm" svg:y="1.778cm" presentation:class="title" presentation:user-transformed="true">
          <draw:text-box>
            <text:p>Macros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cros are functions from code to code</text:p>
              </text:list-item>
              <text:list-item>
                <text:p>Macros are called at compile time instead of run time</text:p>
              </text:list-item>
              <text:list-item>
                <text:p>Macro calls look like function calls</text:p>
              </text:list-item>
              <text:list-item>
                <text:p>Useful for extending syntax</text:p>
                <text:list>
                  <text:list-item>
                    <text:p>conditionals</text:p>
                  </text:list-item>
                  <text:list-item>
                    <text:p>loops</text:p>
                  </text:list-item>
                  <text:list-item>
                    <text:p>with-op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21.265cm" svg:height="3.506cm" svg:x="5.334cm" svg:y="1.574cm" presentation:class="title" presentation:user-transformed="true">
          <draw:text-box>
            <text:p>Concurrency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ftware Transactional Memory</text:p>
              </text:list-item>
              <text:list-item>
                <text:p>Primitives</text:p>
                <text:list>
                  <text:list-item>
                    <text:p>var</text:p>
                  </text:list-item>
                  <text:list-item>
                    <text:p>atom</text:p>
                  </text:list-item>
                  <text:list-item>
                    <text:p>ref</text:p>
                  </text:list-item>
                  <text:list-item>
                    <text:p>agent</text:p>
                  </text:list-item>
                </text:list>
              </text:list-item>
              <text:list-item>
                <text:p>watchable</text:p>
                <text:list>
                  <text:list-item>
                    <text:p>function called when state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1.265cm" svg:height="3.506cm" svg:x="5.334cm" svg:y="1.778cm" presentation:class="title" presentation:user-transformed="true">
          <draw:text-box>
            <text:p>STM vs. Locks</text:p>
          </draw:text-box>
        </draw:frame>
        <draw:frame draw:style-name="standard" draw:layer="layout" svg:width="25.197cm" svg:height="6.678cm" svg:x="1.637cm" svg:y="7.41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8">Locks</text:span></text:p>
              </table:table-cell>
              <table:table-cell>
                <text:p text:style-name="P6"><text:span text:style-name="T8">STM</text:span></text:p>
              </table:table-cell>
            </table:table-row>
            <table:table-row table:style-name="ro1" table:default-cell-style-name="ce2">
              <table:table-cell>
                <text:p text:style-name="P7">Hard to reason about</text:p>
              </table:table-cell>
              <table:table-cell>
                <text:p text:style-name="P7">Easy to reason about</text:p>
              </table:table-cell>
            </table:table-row>
            <table:table-row table:style-name="ro1" table:default-cell-style-name="ce2">
              <table:table-cell>
                <text:p text:style-name="P7">Deadlock</text:p>
              </table:table-cell>
              <table:table-cell>
                <text:p text:style-name="P7">No deadlock</text:p>
              </table:table-cell>
            </table:table-row>
            <table:table-row table:style-name="ro1" table:default-cell-style-name="ce2">
              <table:table-cell>
                <text:p text:style-name="P7">Blocking reads</text:p>
              </table:table-cell>
              <table:table-cell>
                <text:p text:style-name="P7">Non-blocking reads</text:p>
              </table:table-cell>
            </table:table-row>
            <table:table-row table:style-name="ro1" table:default-cell-style-name="ce2">
              <table:table-cell>
                <text:p text:style-name="P7">Mutual exclusion</text:p>
              </table:table-cell>
              <table:table-cell>
                <text:p text:style-name="P7">Retrying transactions</text:p>
              </table:table-cell>
            </table:table-row>
            <table:table-row table:style-name="ro1" table:default-cell-style-name="ce2">
              <table:table-cell>
                <text:p text:style-name="P7">Low level</text:p>
              </table:table-cell>
              <table:table-cell>
                <text:p text:style-name="P7">High leve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1.265cm" svg:height="3.506cm" svg:x="5.334cm" svg:y="1.828cm" presentation:class="title" presentation:user-transformed="true">
          <draw:text-box>
            <text:p>ref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ordination between state</text:p>
              </text:list-item>
              <text:list-item>
                <text:p>consistent reads in transactions</text:p>
                <text:list>
                  <text:list-item>
                    <text:p>non-blocking</text:p>
                  </text:list-item>
                </text:list>
              </text:list-item>
              <text:list-item>
                <text:p>atomic transactions</text:p>
                <text:list>
                  <text:list-item>
                    <text:p>retry if something else has modified</text:p>
                  </text:list-item>
                  <text:list-item>
                    <text:p>can be nested</text:p>
                  </text:list-item>
                </text:list>
              </text:list-item>
              <text:list-item>
                <text:p>no io inside of transactions, please</text:p>
              </text:list-item>
              <text:list-item>
                <text:p>modification</text:p>
                <text:list>
                  <text:list-item>
                    <text:p>alter</text:p>
                  </text:list-item>
                  <text:list-item>
                    <text:p>ref-set</text:p>
                  </text:list-item>
                  <text:list-item>
                    <text:p>comm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1.265cm" svg:height="3.506cm" svg:x="5.334cm" svg:y="1.778cm" presentation:class="title" presentation:user-transformed="true">
          <draw:text-box>
            <text:p>atom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uncoordinated, synchronous state</text:p>
              </text:list-item>
              <text:list-item>
                <text:p>thread-safe (no race conditions)</text:p>
              </text:list-item>
              <text:list-item>
                <text:p>modification</text:p>
                <text:list>
                  <text:list-item>
                    <text:p>swap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1.265cm" svg:height="3.506cm" svg:x="5.334cm" svg:y="1.778cm" presentation:class="title" presentation:user-transformed="true">
          <draw:text-box>
            <text:p>agent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uncoordinated, asynchronous state</text:p>
                <text:list>
                  <text:list-item>
                    <text:p>modification runs in another thread</text:p>
                  </text:list-item>
                </text:list>
              </text:list-item>
              <text:list-item>
                <text:p>thread-safe</text:p>
              </text:list-item>
              <text:list-item>
                <text:p>modification</text:p>
                <text:list>
                  <text:list-item>
                    <text:p>send</text:p>
                  </text:list-item>
                  <text:list-item>
                    <text:p>send-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1.265cm" svg:height="3.506cm" svg:x="5.334cm" svg:y="1.408cm" presentation:class="title" presentation:user-transformed="true">
          <draw:text-box>
            <text:p>Where to next?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4clojure: <text:a xlink:href="http://4clojure.com/">http://4clojure.com</text:a></text:p>
              </text:list-item>
              <text:list-item>
                <text:p>Clojure Koans: <text:a xlink:href="https://github.com/functional-koans/clojure-koans">https://github.com/functional-koans/clojure-koans</text:a></text:p>
              </text:list-item>
              <text:list-item>
                <text:p>leiningen: <text:a xlink:href="https://github.com/technomancy/leiningen">https://github.com/technomancy/leiningen</text:a></text:p>
              </text:list-item>
              <text:list-item>
                <text:p>Concurrency talk: <text:a xlink:href="http://blip.tv/clojure/clojure-concurrency-819147">http://blip.tv/clojure/clojure-concurrency-819147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PT Sans'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PT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PT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PT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PT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PT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PT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PT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PT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fo:font-family="'Gentium Book Basic'" style:font-pitch="variable" fo:font-size="60pt" fo:font-style="normal" fo:text-shadow="none" style:text-underline-style="none" fo:font-weight="bold" style:letter-kerning="true" style:font-family-asian="'Droid Sans'" style:font-family-generic-asian="system" style:font-pitch-asian="variable" style:font-size-asian="60pt" style:font-style-asian="normal" style:font-weight-asian="bold" style:font-family-complex="'Lohit Hind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1.265cm" svg:height="3.506cm" svg:x="5.33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56cm" svg:height="3.556cm" svg:x="1.27cm" svg:y="0.762cm">
        <draw:image xlink:href="Pictures/10000201000001F4000001F4239622F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7T10:37:47</meta:creation-date>
    <meta:editing-duration>PT4H21M42S</meta:editing-duration>
    <meta:editing-cycles>19</meta:editing-cycles>
    <dc:date>2012-10-11T15:12:57</dc:date>
    <meta:generator>LibreOffice/3.4$Unix LibreOffice_project/340m1$Build-402</meta:generator>
    <meta:document-statistic meta:object-count="78"/>
  </office:meta>
</office:document-meta>
</file>